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835c6b" officeooo:paragraph-rsid="00887416" style:font-weight-asian="normal" style:font-weight-complex="normal"/>
    </style:style>
    <style:style style:name="P2" style:family="paragraph" style:parent-style-name="Standard">
      <style:text-properties fo:font-weight="normal" officeooo:rsid="007782b9" officeooo:paragraph-rsid="00835c6b" style:font-weight-asian="normal" style:font-weight-complex="normal"/>
    </style:style>
    <style:style style:name="P3" style:family="paragraph" style:parent-style-name="Standard">
      <style:text-properties fo:font-weight="normal" officeooo:rsid="0064e971" officeooo:paragraph-rsid="00835c6b" style:font-weight-asian="normal" style:font-weight-complex="normal"/>
    </style:style>
    <style:style style:name="P4" style:family="paragraph" style:parent-style-name="Standard">
      <style:text-properties fo:font-weight="normal" officeooo:rsid="00904ea3" officeooo:paragraph-rsid="008ce510" style:font-weight-asian="normal" style:font-weight-complex="normal"/>
    </style:style>
    <style:style style:name="P5" style:family="paragraph" style:parent-style-name="Standard">
      <style:text-properties fo:font-weight="normal" officeooo:rsid="0093f84d" officeooo:paragraph-rsid="00913c92" style:font-weight-asian="normal" style:font-weight-complex="normal"/>
    </style:style>
    <style:style style:name="P6" style:family="paragraph" style:parent-style-name="Standard">
      <style:text-properties fo:font-weight="bold" officeooo:rsid="0083091b" officeooo:paragraph-rsid="0083091b" style:font-weight-asian="bold" style:font-weight-complex="bold"/>
    </style:style>
    <style:style style:name="P7" style:family="paragraph" style:parent-style-name="Standard">
      <style:text-properties fo:font-weight="bold" officeooo:rsid="005c7f1a" officeooo:paragraph-rsid="00835c6b" style:font-weight-asian="bold" style:font-weight-complex="bold"/>
    </style:style>
    <style:style style:name="P8" style:family="paragraph" style:parent-style-name="Standard">
      <style:text-properties fo:font-weight="bold" officeooo:rsid="007612f3" officeooo:paragraph-rsid="00835c6b" style:font-weight-asian="bold" style:font-weight-complex="bold"/>
    </style:style>
    <style:style style:name="P9" style:family="paragraph" style:parent-style-name="Standard">
      <style:text-properties fo:font-weight="bold" officeooo:rsid="008683f1" officeooo:paragraph-rsid="008683f1" style:font-weight-asian="bold" style:font-weight-complex="bold"/>
    </style:style>
    <style:style style:name="P10" style:family="paragraph" style:parent-style-name="Standard">
      <style:text-properties officeooo:rsid="002f8a74" officeooo:paragraph-rsid="00835c6b"/>
    </style:style>
    <style:style style:name="P11" style:family="paragraph" style:parent-style-name="Standard">
      <style:text-properties officeooo:rsid="004ab4a4" officeooo:paragraph-rsid="00835c6b"/>
    </style:style>
    <style:style style:name="P12" style:family="paragraph" style:parent-style-name="Standard">
      <style:text-properties officeooo:rsid="00472594" officeooo:paragraph-rsid="00835c6b"/>
    </style:style>
    <style:style style:name="P13" style:family="paragraph" style:parent-style-name="Standard">
      <style:text-properties officeooo:rsid="0070485d" officeooo:paragraph-rsid="00835c6b"/>
    </style:style>
    <style:style style:name="P14" style:family="paragraph" style:parent-style-name="Standard">
      <style:text-properties officeooo:paragraph-rsid="00835c6b"/>
    </style:style>
    <style:style style:name="P15" style:family="paragraph" style:parent-style-name="Standard">
      <style:text-properties officeooo:paragraph-rsid="00887416"/>
    </style:style>
    <style:style style:name="P16" style:family="paragraph" style:parent-style-name="Standard">
      <style:text-properties officeooo:rsid="00899d77" officeooo:paragraph-rsid="00899d77"/>
    </style:style>
    <style:style style:name="P17" style:family="paragraph" style:parent-style-name="Standard">
      <style:text-properties officeooo:paragraph-rsid="008ce510"/>
    </style:style>
    <style:style style:name="P18" style:family="paragraph" style:parent-style-name="Standard">
      <style:text-properties officeooo:paragraph-rsid="00913c92"/>
    </style:style>
    <style:style style:name="P19" style:family="paragraph" style:parent-style-name="Standard">
      <style:text-properties officeooo:rsid="009447f9" officeooo:paragraph-rsid="009447f9"/>
    </style:style>
    <style:style style:name="P20" style:family="paragraph" style:parent-style-name="Standard">
      <style:text-properties fo:font-weight="bold" officeooo:rsid="009575c7" officeooo:paragraph-rsid="009575c7" style:font-weight-asian="bold" style:font-weight-complex="bold"/>
    </style:style>
    <style:style style:name="P21" style:family="paragraph" style:parent-style-name="Standard">
      <style:text-properties fo:font-weight="bold" officeooo:rsid="009e3ae4" officeooo:paragraph-rsid="009e3ae4" style:font-weight-asian="bold" style:font-weight-complex="bold"/>
    </style:style>
    <style:style style:name="P22" style:family="paragraph" style:parent-style-name="Standard">
      <style:text-properties fo:font-weight="bold" officeooo:paragraph-rsid="00962eb0" style:font-weight-asian="bold" style:font-weight-complex="bold"/>
    </style:style>
    <style:style style:name="P23" style:family="paragraph" style:parent-style-name="Standard">
      <style:text-properties fo:font-weight="normal" officeooo:rsid="00962eb0" officeooo:paragraph-rsid="00962eb0" style:font-weight-asian="normal" style:font-weight-complex="normal"/>
    </style:style>
    <style:style style:name="P24" style:family="paragraph" style:parent-style-name="Standard">
      <style:text-properties fo:font-weight="normal" officeooo:rsid="001d1716" officeooo:paragraph-rsid="001d1716" style:font-weight-asian="normal" style:font-weight-complex="normal"/>
    </style:style>
    <style:style style:name="P25" style:family="paragraph" style:parent-style-name="Standard">
      <style:text-properties fo:font-weight="normal" officeooo:rsid="0098b379" officeooo:paragraph-rsid="0098b379" style:font-weight-asian="normal" style:font-weight-complex="normal"/>
    </style:style>
    <style:style style:name="P26" style:family="paragraph" style:parent-style-name="Standard">
      <style:text-properties fo:font-weight="normal" officeooo:rsid="00835c6b" officeooo:paragraph-rsid="00887416" style:font-weight-asian="normal" style:font-weight-complex="normal"/>
    </style:style>
    <style:style style:name="P27" style:family="paragraph" style:parent-style-name="Standard">
      <style:text-properties fo:font-weight="normal" officeooo:rsid="00a0a58b" officeooo:paragraph-rsid="00a0a58b" style:font-weight-asian="normal" style:font-weight-complex="normal"/>
    </style:style>
    <style:style style:name="P28" style:family="paragraph" style:parent-style-name="Standard">
      <style:text-properties fo:font-weight="normal" officeooo:rsid="005bb123" officeooo:paragraph-rsid="00835c6b" style:font-weight-asian="normal" style:font-weight-complex="normal"/>
    </style:style>
    <style:style style:name="P29" style:family="paragraph" style:parent-style-name="Standard">
      <style:text-properties officeooo:paragraph-rsid="00962eb0"/>
    </style:style>
    <style:style style:name="P30" style:family="paragraph" style:parent-style-name="Standard">
      <style:text-properties officeooo:paragraph-rsid="00a0a58b"/>
    </style:style>
    <style:style style:name="P31" style:family="paragraph" style:parent-style-name="Standard">
      <style:text-properties officeooo:paragraph-rsid="00899d77"/>
    </style:style>
    <style:style style:name="P32" style:family="paragraph" style:parent-style-name="Standard">
      <style:text-properties fo:font-style="italic" fo:font-weight="normal" officeooo:rsid="00a63913" officeooo:paragraph-rsid="00a63913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officeooo:rsid="00a6aa8f" officeooo:paragraph-rsid="00a6aa8f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font-style="italic" fo:font-weight="bold" officeooo:rsid="00a6aa8f" officeooo:paragraph-rsid="009e3ae4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font-style="italic" officeooo:rsid="00a87fdf" officeooo:paragraph-rsid="00a87fdf" style:font-style-asian="italic" style:font-style-complex="italic"/>
    </style:style>
    <style:style style:name="P36" style:family="paragraph" style:parent-style-name="Standard">
      <style:text-properties fo:font-style="italic" officeooo:rsid="00a95e1e" officeooo:paragraph-rsid="00a95e1e" style:font-style-asian="italic" style:font-style-complex="italic"/>
    </style:style>
    <style:style style:name="P37" style:family="paragraph" style:parent-style-name="Standard">
      <style:text-properties officeooo:paragraph-rsid="00835c6b"/>
    </style:style>
    <style:style style:name="P38" style:family="paragraph" style:parent-style-name="Standard">
      <style:text-properties officeooo:rsid="00472594" officeooo:paragraph-rsid="00835c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bb123" style:font-weight-asian="normal" style:font-weight-complex="normal"/>
    </style:style>
    <style:style style:name="T3" style:family="text">
      <style:text-properties fo:font-weight="normal" officeooo:rsid="0064e971" style:font-weight-asian="normal" style:font-weight-complex="normal"/>
    </style:style>
    <style:style style:name="T4" style:family="text">
      <style:text-properties fo:font-weight="normal" officeooo:rsid="0065e0e1" style:font-weight-asian="normal" style:font-weight-complex="normal"/>
    </style:style>
    <style:style style:name="T5" style:family="text">
      <style:text-properties fo:font-weight="normal" officeooo:rsid="006b6c4d" style:font-weight-asian="normal" style:font-weight-complex="normal"/>
    </style:style>
    <style:style style:name="T6" style:family="text">
      <style:text-properties fo:font-weight="normal" officeooo:rsid="006b5680" style:font-weight-asian="normal" style:font-weight-complex="normal"/>
    </style:style>
    <style:style style:name="T7" style:family="text">
      <style:text-properties fo:font-weight="normal" officeooo:rsid="008683f1" style:font-weight-asian="normal" style:font-weight-complex="normal"/>
    </style:style>
    <style:style style:name="T8" style:family="text">
      <style:text-properties fo:font-weight="normal" officeooo:rsid="003ca0f2" style:font-weight-asian="normal" style:font-weight-complex="normal"/>
    </style:style>
    <style:style style:name="T9" style:family="text">
      <style:text-properties fo:font-weight="normal" officeooo:rsid="009316e1" style:font-weight-asian="normal" style:font-weight-complex="normal"/>
    </style:style>
    <style:style style:name="T10" style:family="text">
      <style:text-properties fo:font-weight="normal" officeooo:rsid="008b2e0e" style:font-weight-asian="normal" style:font-weight-complex="normal"/>
    </style:style>
    <style:style style:name="T11" style:family="text">
      <style:text-properties fo:font-weight="normal" officeooo:rsid="008ce510" style:font-weight-asian="normal" style:font-weight-complex="normal"/>
    </style:style>
    <style:style style:name="T12" style:family="text">
      <style:text-properties fo:font-weight="normal" officeooo:rsid="008ed6c0" style:font-weight-asian="normal" style:font-weight-complex="normal"/>
    </style:style>
    <style:style style:name="T13" style:family="text">
      <style:text-properties fo:font-weight="normal" officeooo:rsid="00904ea3" style:font-weight-asian="normal" style:font-weight-complex="normal"/>
    </style:style>
    <style:style style:name="T14" style:family="text">
      <style:text-properties fo:font-weight="normal" officeooo:rsid="009315b2" style:font-weight-asian="normal" style:font-weight-complex="normal"/>
    </style:style>
    <style:style style:name="T15" style:family="text">
      <style:text-properties fo:font-weight="normal" officeooo:rsid="00913c92" style:font-weight-asian="normal" style:font-weight-complex="normal"/>
    </style:style>
    <style:style style:name="T16" style:family="text">
      <style:text-properties fo:font-weight="normal" officeooo:rsid="0093f84d" style:font-weight-asian="normal" style:font-weight-complex="normal"/>
    </style:style>
    <style:style style:name="T17" style:family="text">
      <style:text-properties fo:font-weight="normal" officeooo:rsid="009447f9" style:font-weight-asian="normal" style:font-weight-complex="normal"/>
    </style:style>
    <style:style style:name="T18" style:family="text">
      <style:text-properties fo:font-weight="normal" officeooo:rsid="0094dc79" style:font-weight-asian="normal" style:font-weight-complex="normal"/>
    </style:style>
    <style:style style:name="T19" style:family="text">
      <style:text-properties fo:font-weight="normal" officeooo:rsid="00962eb0" style:font-weight-asian="normal" style:font-weight-complex="normal"/>
    </style:style>
    <style:style style:name="T20" style:family="text">
      <style:text-properties fo:font-weight="normal" officeooo:rsid="009753f0" style:font-weight-asian="normal" style:font-weight-complex="normal"/>
    </style:style>
    <style:style style:name="T21" style:family="text">
      <style:text-properties fo:font-weight="normal" officeooo:rsid="0098d553" style:font-weight-asian="normal" style:font-weight-complex="normal"/>
    </style:style>
    <style:style style:name="T22" style:family="text">
      <style:text-properties fo:font-weight="normal" officeooo:rsid="009bacec" style:font-weight-asian="normal" style:font-weight-complex="normal"/>
    </style:style>
    <style:style style:name="T23" style:family="text">
      <style:text-properties fo:font-weight="normal" officeooo:rsid="00a0a58b" style:font-weight-asian="normal" style:font-weight-complex="normal"/>
    </style:style>
    <style:style style:name="T24" style:family="text">
      <style:text-properties fo:font-weight="normal" officeooo:rsid="00a0fa03" style:font-weight-asian="normal" style:font-weight-complex="normal"/>
    </style:style>
    <style:style style:name="T25" style:family="text">
      <style:text-properties fo:font-weight="normal" officeooo:rsid="00a2cea7" style:font-weight-asian="normal" style:font-weight-complex="normal"/>
    </style:style>
    <style:style style:name="T26" style:family="text">
      <style:text-properties fo:font-weight="normal" officeooo:rsid="00a48c7b" style:font-weight-asian="normal" style:font-weight-complex="normal"/>
    </style:style>
    <style:style style:name="T27" style:family="text">
      <style:text-properties fo:font-weight="normal" officeooo:rsid="00a5344f" style:font-weight-asian="normal" style:font-weight-complex="normal"/>
    </style:style>
    <style:style style:name="T28" style:family="text">
      <style:text-properties fo:font-weight="normal" officeooo:rsid="00899d77" style:font-weight-asian="normal" style:font-weight-complex="normal"/>
    </style:style>
    <style:style style:name="T29" style:family="text">
      <style:text-properties fo:font-weight="bold" officeooo:rsid="00632925" style:font-weight-asian="bold" style:font-weight-complex="bold"/>
    </style:style>
    <style:style style:name="T30" style:family="text">
      <style:text-properties fo:font-weight="bold" officeooo:rsid="006b5680" style:font-weight-asian="bold" style:font-weight-complex="bold"/>
    </style:style>
    <style:style style:name="T31" style:family="text">
      <style:text-properties officeooo:rsid="00835c6b"/>
    </style:style>
    <style:style style:name="T32" style:family="text">
      <style:text-properties officeooo:rsid="007974e8"/>
    </style:style>
    <style:style style:name="T33" style:family="text">
      <style:text-properties officeooo:rsid="005fdfed"/>
    </style:style>
    <style:style style:name="T34" style:family="text">
      <style:text-properties officeooo:rsid="00332016"/>
    </style:style>
    <style:style style:name="T35" style:family="text">
      <style:text-properties officeooo:rsid="005e6291"/>
    </style:style>
    <style:style style:name="T36" style:family="text">
      <style:text-properties officeooo:rsid="0060dca5"/>
    </style:style>
    <style:style style:name="T37" style:family="text">
      <style:text-properties officeooo:rsid="003ca0f2"/>
    </style:style>
    <style:style style:name="T38" style:family="text">
      <style:text-properties officeooo:rsid="003d1016"/>
    </style:style>
    <style:style style:name="T39" style:family="text">
      <style:text-properties officeooo:rsid="003a0c2d"/>
    </style:style>
    <style:style style:name="T40" style:family="text">
      <style:text-properties officeooo:rsid="003d8ee9"/>
    </style:style>
    <style:style style:name="T41" style:family="text">
      <style:text-properties officeooo:rsid="004bce70"/>
    </style:style>
    <style:style style:name="T42" style:family="text">
      <style:text-properties officeooo:rsid="003eec12"/>
    </style:style>
    <style:style style:name="T43" style:family="text">
      <style:text-properties officeooo:rsid="003fbec5"/>
    </style:style>
    <style:style style:name="T44" style:family="text">
      <style:text-properties officeooo:rsid="0048dfb8"/>
    </style:style>
    <style:style style:name="T45" style:family="text">
      <style:text-properties officeooo:rsid="00416827"/>
    </style:style>
    <style:style style:name="T46" style:family="text">
      <style:text-properties officeooo:rsid="00431b6b"/>
    </style:style>
    <style:style style:name="T47" style:family="text">
      <style:text-properties officeooo:rsid="0062159b"/>
    </style:style>
    <style:style style:name="T48" style:family="text">
      <style:text-properties officeooo:rsid="006b5680"/>
    </style:style>
    <style:style style:name="T49" style:family="text">
      <style:text-properties officeooo:rsid="00632925"/>
    </style:style>
    <style:style style:name="T50" style:family="text">
      <style:text-properties officeooo:rsid="006cfdf2"/>
    </style:style>
    <style:style style:name="T51" style:family="text">
      <style:text-properties officeooo:rsid="0044247e"/>
    </style:style>
    <style:style style:name="T52" style:family="text">
      <style:text-properties officeooo:rsid="004aecfe"/>
    </style:style>
    <style:style style:name="T53" style:family="text">
      <style:text-properties officeooo:rsid="00315d12"/>
    </style:style>
    <style:style style:name="T54" style:family="text">
      <style:text-properties officeooo:rsid="0047aca9"/>
    </style:style>
    <style:style style:name="T55" style:family="text">
      <style:text-properties officeooo:rsid="0047d38d"/>
    </style:style>
    <style:style style:name="T56" style:family="text">
      <style:text-properties officeooo:rsid="006d713c"/>
    </style:style>
    <style:style style:name="T57" style:family="text">
      <style:text-properties officeooo:rsid="006f6c01"/>
    </style:style>
    <style:style style:name="T58" style:family="text">
      <style:text-properties officeooo:rsid="007984e6"/>
    </style:style>
    <style:style style:name="T59" style:family="text">
      <style:text-properties officeooo:rsid="007a55ee"/>
    </style:style>
    <style:style style:name="T60" style:family="text">
      <style:text-properties officeooo:rsid="00740f60"/>
    </style:style>
    <style:style style:name="T61" style:family="text">
      <style:text-properties officeooo:rsid="00741ee5"/>
    </style:style>
    <style:style style:name="T62" style:family="text">
      <style:text-properties officeooo:rsid="00721e33"/>
    </style:style>
    <style:style style:name="T63" style:family="text">
      <style:text-properties officeooo:rsid="00852b30"/>
    </style:style>
    <style:style style:name="T64" style:family="text">
      <style:text-properties officeooo:rsid="008683f1"/>
    </style:style>
    <style:style style:name="T65" style:family="text">
      <style:text-properties officeooo:rsid="00887416"/>
    </style:style>
    <style:style style:name="T66" style:family="text">
      <style:text-properties officeooo:rsid="009753f0"/>
    </style:style>
    <style:style style:name="T67" style:family="text">
      <style:text-properties officeooo:rsid="009a0624"/>
    </style:style>
    <style:style style:name="T68" style:family="text">
      <style:text-properties officeooo:rsid="009d0114"/>
    </style:style>
    <style:style style:name="T69" style:family="text">
      <style:text-properties officeooo:rsid="009e3ae4"/>
    </style:style>
    <style:style style:name="T70" style:family="text">
      <style:text-properties officeooo:rsid="009f918a"/>
    </style:style>
    <style:style style:name="T71" style:family="text">
      <style:text-properties officeooo:rsid="00a0fa03"/>
    </style:style>
    <style:style style:name="T72" style:family="text">
      <style:text-properties officeooo:rsid="00a639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valuation of <text:span text:style-name="T31">Classifier</text:span></text:p>
      <text:p text:style-name="P6"/>
      <text:p text:style-name="P9">1. The Codebook <text:span text:style-name="T69">&amp; Dataset</text:span><text:span text:style-name="T70">s</text:span></text:p>
      <text:p text:style-name="P1">The codebook was formulated <text:span text:style-name="T63">only from analysis of the crypto-market listings. </text:span></text:p>
      <text:p text:style-name="P1"/>
      <text:p text:style-name="P1"><text:span text:style-name="T64">In retrospect, and if time had permitted, the codebook should have been formulated based on a sub-section of </text:span><text:span text:style-name="T65">each of the three datasets </text:span><text:span text:style-name="T68">in order to develop a more well-rounded view of the most prevalent categories. </text:span>This would have allowed for a more accurate <text:span text:style-name="T64">and detailed codebook.</text:span></text:p>
      <text:p text:style-name="P1"/>
      <text:p text:style-name="P27">As discussed in the initial proposal, the input datasets are not contemporary <text:span text:style-name="T71">with the most recent items being from 2018.</text:span></text:p>
      <text:p text:style-name="P27"/>
      <text:p text:style-name="P30"><text:span text:style-name="T23">Having a more contemporary dataset, would allow for us to be more confident </text:span><text:span text:style-name="T24">that the trends we identified will continue into the future.</text:span></text:p>
      <text:p text:style-name="P7"/>
      <text:p text:style-name="P9">2. Classifier Design</text:p>
      <text:p text:style-name="P14"><text:span text:style-name="T2">While the design of the model was generally effective </text:span><text:span text:style-name="T25">and achieved our primary purpose</text:span><text:span text:style-name="T2">, there were a</text:span><text:span text:style-name="T3">re </text:span><text:span text:style-name="T4">a few</text:span><text:span text:style-name="T3"> limitations which </text:span><text:span text:style-name="T4">hinder its effectiveness as well as its </text:span><text:span text:style-name="T26">practicality.</text:span></text:p>
      <text:p text:style-name="P3"/>
      <text:p text:style-name="P21">Training the Classifier</text:p>
      <text:p text:style-name="P34"/>
      <text:p text:style-name="P33">More effective for market listings</text:p>
      <text:p text:style-name="P16"><text:span text:style-name="T3">T</text:span><text:span text:style-name="T1">he classifier was far more effective for market listings than for the thread titles.</text:span></text:p>
      <text:p text:style-name="P31"><text:span text:style-name="T28">Partly due to the ground truth dataset being </text:span><text:span text:style-name="T27">primarily</text:span><text:span text:style-name="T28"> comprised of market listings </text:span><text:span text:style-name="T10">but it was also because the data was more formal and homogenised.</text:span></text:p>
      <text:p text:style-name="P28"/>
      <text:p text:style-name="P32">Uncommon misspellings</text:p>
      <text:p text:style-name="P14"><text:span text:style-name="T33">Uncommon m</text:span><text:span text:style-name="T34">isspellings </text:span><text:span text:style-name="T33">will</text:span><text:span text:style-name="T34"> </text:span><text:span text:style-name="T35">result in tokens</text:span><text:span text:style-name="T34"> that the classifier </text:span><text:span text:style-name="T33">assigns a low</text:span><text:span text:style-name="T34"> log likelihood score </text:span><text:span text:style-name="T33">to </text:span><text:span text:style-name="T36">and therefore items containing these misspellings have an increased chance of being incorrectly categorised. </text:span><text:span text:style-name="T72">A potential improvement for future versions may be to add a feature which attempts to detect and amend these common misspellings prior to being passed through the classifier.</text:span></text:p>
      <text:p text:style-name="P14"/>
      <text:p text:style-name="P35">Rare phrases</text:p>
      <text:p text:style-name="P14"><text:span text:style-name="T37">Secondly, </text:span><text:span text:style-name="T38">t</text:span><text:span text:style-name="T39">here are also </text:span><text:span text:style-name="T40">keywords or key phrases that are </text:span><text:span text:style-name="T41">not present or rarely occur within the ground truth data</text:span><text:span text:style-name="T40"> but </text:span><text:span text:style-name="T41">are also </text:span><text:span text:style-name="T40">meaningful. </text:span><text:span text:style-name="T42">For example, the item ‘flame thrower’ would be recognised by most people as fitting within the “Weaponry &amp; Explosives” category. However, </text:span><text:span text:style-name="T43">such</text:span><text:span text:style-name="T42"> keywords are not prevalent </text:span><text:span text:style-name="T44">within the ground truth data </text:span><text:span text:style-name="T42">to the extent </text:span><text:span text:style-name="T45">that they would receive significant </text:span><text:span text:style-name="T46">LL </text:span><text:span text:style-name="T45">weightings </text:span><text:span text:style-name="T46">for that category and would be automatically sorted into the ‘Other’ category.</text:span></text:p>
      <text:p text:style-name="P14"/>
      <text:p text:style-name="P14"><text:span text:style-name="T47">The classifier attempts to control for this to an extent by performing checks for certain key phrases prior to </text:span><text:span text:style-name="T48">the </text:span><text:span text:style-name="T47">tokenisation </text:span><text:span text:style-name="T48">stage</text:span><text:span text:style-name="T47"> </text:span><text:span text:style-name="T49">(</text:span><text:span text:style-name="T5">further detail </text:span><text:span text:style-name="T6">on </text:span><text:span text:style-name="T29">PAGE </text:span><text:span text:style-name="T30">numb</text:span><text:span text:style-name="T29">)</text:span><text:span text:style-name="T47">. </text:span><text:span text:style-name="T50">However, the sheer number of potential relevant phrases </text:span></text:p>
      <text:p text:style-name="P14"/>
      <text:p text:style-name="P14"><text:span text:style-name="T51">For this reason, it is important that </text:span><text:span text:style-name="T44">after</text:span><text:span text:style-name="T51"> the implementation there is some manual checking of the ‘Other’ category </text:span><text:span text:style-name="T44">to identify </text:span><text:span text:style-name="T52">any items have been miscategorised.</text:span></text:p>
      <text:p text:style-name="P14"/>
      <text:p text:style-name="P15"><text:span text:style-name="T7">M</text:span><text:span text:style-name="T8">any of </text:span><text:span text:style-name="T9">categories overlap considerably </text:span></text:p>
      <text:p text:style-name="P14"/>
      <text:p text:style-name="P10">The aim <text:span text:style-name="T53">is </text:span></text:p>
      <text:p text:style-name="P10"/>
      <text:p text:style-name="P11">The adding of additional phrases</text:p>
      <text:p text:style-name="P10"><text:soft-page-break/></text:p>
      <text:p text:style-name="P11">Certain </text:p>
      <text:p text:style-name="P10"/>
      <text:p text:style-name="P14"><text:span text:style-name="T54">This involved adding more items to the ground truth data, particular</text:span><text:span text:style-name="T55">ly</text:span><text:span text:style-name="T54"> in the areas which were being incorrectly categorised at a greater percentage than others.</text:span></text:p>
      <text:p text:style-name="P14"/>
      <text:p text:style-name="P12">In some instances where the ground truth data had been incorrectly categorised this was corrected.</text:p>
      <text:p text:style-name="P12"/>
      <text:p text:style-name="P36">Efficiency</text:p>
      <text:p text:style-name="P14"><text:span text:style-name="T56">A more practical limitation of the classifier its </text:span><text:span text:style-name="T57">processing </text:span><text:span text:style-name="T56">speed. </text:span><text:span text:style-name="T58">It can take the classifier several hours to train and then </text:span><text:span text:style-name="T59">classify a list of 5,000 items (each being a string containing approximately five words).</text:span></text:p>
      <text:p text:style-name="P13"/>
      <text:p text:style-name="P13">The <text:span text:style-name="T60">classifier </text:span>code may need to be <text:span text:style-name="T61">rendered</text:span> more efficient <text:span text:style-name="T62">if applied to larger datasets.</text:span></text:p>
      <text:p text:style-name="P14"/>
      <text:p text:style-name="P8">Optimisation</text:p>
      <text:p text:style-name="P2"><text:span text:style-name="T32">On some occasions,</text:span> changes were made to the code to improve efficiency. </text:p>
      <text:p text:style-name="P2"/>
      <text:p text:style-name="P17"><text:span text:style-name="T11">Given additional time, I would have experimented with a different </text:span><text:span text:style-name="T12">algorithms </text:span><text:span text:style-name="T13">such as log-likelihood ratio to determine whether these would have produced increased validity.</text:span></text:p>
      <text:p text:style-name="P4"/>
      <text:p text:style-name="P18"><text:span text:style-name="T13">A </text:span><text:span text:style-name="T15">more long-term goal </text:span><text:span text:style-name="T14">would be to integrate the classifier with web crawler to produce a continuous mapping of learning material on the darknet. </text:span><text:span text:style-name="T16">This would produce a </text:span><text:span text:style-name="T17">far </text:span><text:span text:style-name="T16">more detailed </text:span><text:span text:style-name="T18">and current mapping. It would also allow for the more accurate tracking of trends within the darknet.</text:span></text:p>
      <text:p text:style-name="P5"/>
      <text:p text:style-name="P19"><text:span text:style-name="T16">M</text:span><text:span text:style-name="T1">achine learning techniques could also be implemented to allow for the continuous training and improvement of the classifier.</text:span></text:p>
      <text:p text:style-name="P19"><text:span text:style-name="T1"/></text:p>
      <text:p text:style-name="P20">Merging or Utilising Data from Prior Models</text:p>
      <text:p text:style-name="P23">This is not <text:span text:style-name="T66">the first study to build a model to investigate darknet trends </text:span><text:span text:style-name="T67">and therefore may benefit from closer integration. </text:span></text:p>
      <text:p text:style-name="P23"/>
      <text:p text:style-name="P29"><text:span text:style-name="T19">Nunes et al. </text:span><text:span text:style-name="T20">(2016) </text:span><text:span text:style-name="T21">for example presented an operational system for cyber threat intelligence gathering from various social platforms on the Internet particularly sites including on the darknet. </text:span><text:span text:style-name="T22">The system produces</text:span><text:span text:style-name="T21"> threat warnings </text:span><text:span text:style-name="T22">which </text:span><text:span text:style-name="T21">include information on newly developed malware and exploits that have not yet been deployed in a cyber-attack.</text:span></text:p>
      <text:p text:style-name="P29"><text:span text:style-name="T21"/></text:p>
      <text:p text:style-name="P22"/>
      <text:p text:style-name="P24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9T02:46:26.056369481</dc:date>
    <meta:editing-duration>P1DT10H22M39S</meta:editing-duration>
    <meta:editing-cycles>112</meta:editing-cycles>
    <meta:document-statistic meta:table-count="0" meta:image-count="0" meta:object-count="0" meta:page-count="2" meta:paragraph-count="35" meta:word-count="675" meta:character-count="4288" meta:non-whitespace-character-count="3641"/>
  </office:meta>
</office:document-meta>
</file>